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86373" style:font-weight-asian="bold" style:font-weight-complex="bold"/>
    </style:style>
    <style:style style:name="P4" style:family="paragraph" style:parent-style-name="Standard">
      <style:text-properties officeooo:rsid="000863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TASK 1 </text:p>
      <text:p text:style-name="Standard"/>
      <text:p text:style-name="P1"/>
      <text:p text:style-name="P1">1. create employee(emp_id,employee_name,department_name,location_id,salary), </text:p>
      <text:p text:style-name="P1"><text:s text:c="3"/>department(dept_id,department_name),</text:p>
      <text:p text:style-name="P1"><text:s text:c="3"/>locations (location_id, location_name) tables with relevant attributes.</text:p>
      <text:p text:style-name="Standard"/>
      <text:p text:style-name="Standard"/>
      <text:p text:style-name="Standard">create table employee (</text:p>
      <text:p text:style-name="Standard"><text:s text:c="4"/>emp_id Integer PRIMARY KEY,</text:p>
      <text:p text:style-name="Standard"><text:s text:c="4"/>employee_name VARCHAR(255),</text:p>
      <text:p text:style-name="Standard"><text:s text:c="4"/>department_name VARCHAR(255),</text:p>
      <text:p text:style-name="Standard"><text:s text:c="4"/>location_id Integer,</text:p>
      <text:p text:style-name="Standard"><text:s text:c="4"/>salary Integer</text:p>
      <text:p text:style-name="Standard">);</text:p>
      <text:p text:style-name="Standard">create table department(</text:p>
      <text:p text:style-name="Standard"><text:s text:c="4"/>dept_id Integer PRIMARY KEY,</text:p>
      <text:p text:style-name="Standard"><text:s text:c="4"/>department_name VARCHAR(255)</text:p>
      <text:p text:style-name="Standard">);</text:p>
      <text:p text:style-name="Standard">create table locations(</text:p>
      <text:p text:style-name="Standard"><text:s text:c="4"/>location_id Integer PRIMARY KEY,</text:p>
      <text:p text:style-name="Standard"><text:s text:c="4"/>location_name VARCHAR(255)</text:p>
      <text:p text:style-name="Standard">);</text:p>
      <text:p text:style-name="Standard"/>
      <text:p text:style-name="P1"/>
      <text:p text:style-name="P1">2. create primary key on each table and foreign keys (location-&gt;employee, department-&gt;employee)</text:p>
      <text:p text:style-name="P1">ex: emp_id is PK in emp table, department_name is PK in dept table, loc_id is PK in location table.</text:p>
      <text:p text:style-name="P1"/>
      <text:p text:style-name="P1"/>
      <text:p text:style-name="Standard">Alter table employee</text:p>
      <text:p text:style-name="Standard">ADD FOREIGN KEY (location_id) REFERENCES locations(location_id);</text:p>
      <text:p text:style-name="Standard"/>
      <text:p text:style-name="Standard">Alter table department </text:p>
      <text:p text:style-name="Standard">DROP PRIMARY KEY; </text:p>
      <text:p text:style-name="Standard"/>
      <text:p text:style-name="Standard">Alter table department</text:p>
      <text:p text:style-name="Standard">Add PRIMARY KEY (department_name);</text:p>
      <text:p text:style-name="Standard"/>
      <text:p text:style-name="Standard">Alter table employee</text:p>
      <text:p text:style-name="Standard">ADD FOREIGN KEY (department_name) REFERENCES department(department_name);</text:p>
      <text:p text:style-name="P1"/>
      <text:p text:style-name="P1">3. insert 20 employees data, 4 departments data, 2 locations data.</text:p>
      <text:p text:style-name="Standard"/>
      <text:p text:style-name="Standard"/>
      <text:p text:style-name="Standard">insert all</text:p>
      <text:p text:style-name="Standard">into department(dept_id,department_name) values (1,'HR')</text:p>
      <text:p text:style-name="Standard">into department(dept_id,department_name) values (2,'Analyst')</text:p>
      <text:p text:style-name="Standard">into department(dept_id,department_name) values (3,'Marketing')</text:p>
      <text:p text:style-name="Standard">into department(dept_id,department_name) values (4,'Developer')</text:p>
      <text:p text:style-name="Standard">select * from dual;</text:p>
      <text:p text:style-name="Standard"><text:soft-page-break/></text:p>
      <text:p text:style-name="Standard">insert all</text:p>
      <text:p text:style-name="Standard">into locations(location_id,location_name) values (1,'Noida')</text:p>
      <text:p text:style-name="Standard">into locations(location_id,location_name) values (2,'Bangalore')</text:p>
      <text:p text:style-name="Standard">select * from dual;</text:p>
      <text:p text:style-name="Standard"/>
      <text:p text:style-name="Standard"/>
      <text:p text:style-name="Standard"/>
      <text:p text:style-name="Standard">insert into employee(emp_id,employee_name,department_name,location_id,salary) VALUES (1,'Ankit','Developer',1,400000);</text:p>
      <text:p text:style-name="Standard">insert into employee(emp_id,employee_name,department_name,location_id,salary) VALUES (2,'Pratik','HR',1,500000);</text:p>
      <text:p text:style-name="Standard"/>
      <text:p text:style-name="Standard">insert into employee(emp_id,employee_name,department_name,location_id,salary) VALUES (3,'Puneet','Analyst',1,450000);</text:p>
      <text:p text:style-name="Standard"/>
      <text:p text:style-name="Standard">insert into employee(emp_id,employee_name,department_name,location_id,salary) VALUES (4,'Rekha','Marketing',1,450000);</text:p>
      <text:p text:style-name="Standard">insert into employee(emp_id,employee_name,department_name,location_id,salary) VALUES (5,'Shashank','HR',1,450000);</text:p>
      <text:p text:style-name="Standard">insert into employee(emp_id,employee_name,department_name,location_id,salary) VALUES (6,'Nishant','Marketing',2,500000);</text:p>
      <text:p text:style-name="Standard">insert into employee(emp_id,employee_name,department_name,location_id,salary) VALUES (7,'Ashutosh','Analyst',2,800000);</text:p>
      <text:p text:style-name="Standard">insert into employee(emp_id,employee_name,department_name,location_id,salary) VALUES (8,'Ajay','HR',2,900000);</text:p>
      <text:p text:style-name="Standard">insert into employee(emp_id,employee_name,department_name,location_id,salary) VALUES (9,'Aditya','Developer',1,600000);</text:p>
      <text:p text:style-name="Standard"/>
      <text:p text:style-name="Standard">insert into employee(emp_id,employee_name,department_name,location_id,salary) VALUES (10,'Akshita','Developer',1,650000);</text:p>
      <text:p text:style-name="Standard">insert into employee(emp_id,employee_name,department_name,location_id,salary) VALUES (11,'Ratan','HR',2,1000000);</text:p>
      <text:p text:style-name="Standard">insert into employee(emp_id,employee_name,department_name,location_id,salary) VALUES (12,'Vaibhav','Analyst',2,580000);</text:p>
      <text:p text:style-name="Standard">insert into employee(emp_id,employee_name,department_name,location_id,salary) VALUES (13,'Shivam','HR',1,500000);</text:p>
      <text:p text:style-name="Standard">insert into employee(emp_id,employee_name,department_name,location_id,salary) VALUES (14,'Bhawaesh','Developer',1,450000);</text:p>
      <text:p text:style-name="Standard">insert into employee(emp_id,employee_name,department_name,location_id,salary) VALUES (15,'Anuj','Developer',2,550000);</text:p>
      <text:p text:style-name="Standard">insert into employee(emp_id,employee_name,department_name,location_id,salary) VALUES (16,'Prabhanshu','Developer',1,650000);</text:p>
      <text:p text:style-name="Standard">insert into employee(emp_id,employee_name,department_name,location_id,salary) VALUES (17,'Arpit','Developer',2,70000);</text:p>
      <text:p text:style-name="Standard">insert into employee(emp_id,employee_name,department_name,location_id,salary) VALUES (18,'Amit','Developer',1,1000000);</text:p>
      <text:p text:style-name="Standard">insert into employee(emp_id,employee_name,department_name,location_id,salary) VALUES (19,'Abhay','HR',1,470000);</text:p>
      <text:p text:style-name="Standard">insert into employee(emp_id,employee_name,department_name,location_id,salary) VALUES (20,'Sahil','Marketing',2,560000);</text:p>
      <text:p text:style-name="Standard"/>
      <text:p text:style-name="Standard"><text:soft-page-break/></text:p>
      <text:p text:style-name="P1"/>
      <text:p text:style-name="P1">4. write below queries:</text:p>
      <text:p text:style-name="P1">a) display all employees names and their department names</text:p>
      <text:p text:style-name="Standard"/>
      <text:p text:style-name="Standard">select employee_name , department_name from employee;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a) select maximum salary earned from each department</text:p>
      <text:p text:style-name="Standard"/>
      <text:p text:style-name="Standard">select department_name , max(salary)</text:p>
      <text:p text:style-name="Standard">from employee</text:p>
      <text:p text:style-name="Standard">group by department_name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&gt;&gt; Show departments with no of employees</text:p>
      <text:p text:style-name="P1"/>
      <text:p text:style-name="P1"/>
      <text:p text:style-name="Standard">select department_name, count(*) as "num_emp"</text:p>
      <text:p text:style-name="Standard">from employee</text:p>
      <text:p text:style-name="Standard">group by department_name;</text:p>
      <text:p text:style-name="Standard"/>
      <text:p text:style-name="P1"/>
      <text:p text:style-name="P1">select 2nd highest salary from each department.</text:p>
      <text:p text:style-name="Standard"/>
      <text:p text:style-name="Standard">select department_name , max(salary)</text:p>
      <text:p text:style-name="Standard">from employee e1 </text:p>
      <text:p text:style-name="Standard">where salary &lt; (select max(salary) from employee e2</text:p>
      <text:p text:style-name="Standard"><text:s text:c="17"/>where e1.department_name = e2.department_name)</text:p>
      <text:p text:style-name="Standard">group by department_name;</text:p>
      <text:p text:style-name="Standard"/>
      <text:p text:style-name="Standard"/>
      <text:p text:style-name="Standard"/>
      <text:p text:style-name="P1"/>
      <text:p text:style-name="P1">&gt;&gt; Show locations with no of department where no of department is 2</text:p>
      <text:p text:style-name="Standard">select l.location_name , e.*</text:p>
      <text:p text:style-name="Standard">from locations l join (</text:p>
      <text:p text:style-name="Standard">select location_id , count(department_name) as "count_dept"</text:p>
      <text:p text:style-name="Standard">from employee </text:p>
      <text:p text:style-name="Standard">group by location_id</text:p>
      <text:p text:style-name="Standard">having count(department_name) = 2 ) e</text:p>
      <text:p text:style-name="Standard">on l.location_id = e.location_id;</text:p>
      <text:p text:style-name="Standard"/>
      <text:p text:style-name="Standard"><text:soft-page-break/></text:p>
      <text:p text:style-name="Standard"/>
      <text:p text:style-name="P1"/>
      <text:p text:style-name="P3">c) select location_name, department_name, average_salary(of each location) -------------</text:p>
      <text:p text:style-name="P3"/>
      <text:p text:style-name="P3">b) display all location_name, department_name, employee_name, where salary for atleast 3 employee should be same <text:s text:c="4"/>--------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3:29:56.149734590</meta:creation-date>
    <dc:date>2022-07-17T00:42:33.520925595</dc:date>
    <meta:editing-duration>PT15M53S</meta:editing-duration>
    <meta:editing-cycles>5</meta:editing-cycles>
    <meta:generator>LibreOffice/7.3.3.2$Linux_X86_64 LibreOffice_project/30$Build-2</meta:generator>
    <meta:document-statistic meta:table-count="0" meta:image-count="0" meta:object-count="0" meta:page-count="4" meta:paragraph-count="87" meta:word-count="408" meta:character-count="4960" meta:non-whitespace-character-count="4570"/>
  </office:meta>
</office:document-meta>
</file>